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ntimeExpressionException.RuntimeExpressio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ExpressionException.setLocalizedMessage( String localiz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ExpressionException.RuntimeExpression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ExpressionException.RuntimeExpression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ExpressionException.RuntimeExpressi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ExpressionException.getLocalized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